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3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3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3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3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3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3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3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paragraph-rsid="0043dda9"/>
    </style:style>
    <style:style style:name="P17" style:family="paragraph" style:parent-style-name="Text_20_body">
      <style:paragraph-properties fo:text-align="center" style:justify-single-word="false"/>
      <style:text-properties officeooo:paragraph-rsid="00441f32"/>
    </style:style>
    <style:style style:name="P18" style:family="paragraph" style:parent-style-name="Text_20_body">
      <style:text-properties officeooo:rsid="0048a47c" officeooo:paragraph-rsid="0048a47c"/>
    </style:style>
    <style:style style:name="P19" style:family="paragraph" style:parent-style-name="Text_20_body">
      <style:text-properties officeooo:paragraph-rsid="0048a47c"/>
    </style:style>
    <style:style style:name="P20" style:family="paragraph" style:parent-style-name="Text_20_body">
      <style:text-properties officeooo:rsid="00498bd4" officeooo:paragraph-rsid="00498bd4"/>
    </style:style>
    <style:style style:name="P21" style:family="paragraph" style:parent-style-name="Text_20_body">
      <style:text-properties officeooo:rsid="00499682" officeooo:paragraph-rsid="00499682"/>
    </style:style>
    <style:style style:name="P22" style:family="paragraph" style:parent-style-name="Text_20_body">
      <style:text-properties officeooo:paragraph-rsid="00499682"/>
    </style:style>
    <style:style style:name="P23" style:family="paragraph" style:parent-style-name="Text_20_body">
      <style:text-properties officeooo:rsid="0049cd97" officeooo:paragraph-rsid="0049cd97"/>
    </style:style>
    <style:style style:name="P24" style:family="paragraph" style:parent-style-name="Text_20_body">
      <style:text-properties officeooo:rsid="004a25ef" officeooo:paragraph-rsid="0049cd97"/>
    </style:style>
    <style:style style:name="P25" style:family="paragraph" style:parent-style-name="Text_20_body">
      <style:text-properties fo:font-weight="normal" officeooo:rsid="00498bd4" officeooo:paragraph-rsid="00498bd4" style:font-weight-asian="normal" style:font-weight-complex="normal"/>
    </style:style>
    <style:style style:name="P26" style:family="paragraph" style:parent-style-name="Text_20_body">
      <style:text-properties officeooo:rsid="004de391" officeooo:paragraph-rsid="004de391"/>
    </style:style>
    <style:style style:name="P27" style:family="paragraph" style:parent-style-name="Text_20_body">
      <style:text-properties officeooo:rsid="004ea22d" officeooo:paragraph-rsid="004ea22d"/>
    </style:style>
    <style:style style:name="P28" style:family="paragraph" style:parent-style-name="Text_20_body">
      <style:text-properties officeooo:rsid="004ea22d" officeooo:paragraph-rsid="004ea22d" fo:background-color="#ffff00"/>
    </style:style>
    <style:style style:name="P29" style:family="paragraph" style:parent-style-name="Text_20_body">
      <style:text-properties officeooo:rsid="004f7326" officeooo:paragraph-rsid="004f7326"/>
    </style:style>
    <style:style style:name="P30" style:family="paragraph" style:parent-style-name="Text_20_body">
      <style:text-properties officeooo:rsid="004f7d9b" officeooo:paragraph-rsid="004f7d9b"/>
    </style:style>
    <style:style style:name="P31" style:family="paragraph" style:parent-style-name="Text_20_body">
      <style:text-properties fo:font-weight="bold" officeooo:rsid="004fe19f" officeooo:paragraph-rsid="004fe19f" style:font-weight-asian="bold" style:font-weight-complex="bold"/>
    </style:style>
    <style:style style:name="P32" style:family="paragraph" style:parent-style-name="Text_20_body">
      <style:text-properties officeooo:rsid="00508c09" officeooo:paragraph-rsid="0052be46"/>
    </style:style>
    <style:style style:name="P33" style:family="paragraph" style:parent-style-name="Text_20_body">
      <style:text-properties officeooo:rsid="0052be46" officeooo:paragraph-rsid="0052be46"/>
    </style:style>
    <style:style style:name="P34" style:family="paragraph" style:parent-style-name="Text_20_body">
      <style:text-properties officeooo:rsid="00543cd1" officeooo:paragraph-rsid="00543cd1"/>
    </style:style>
    <style:style style:name="P35" style:family="paragraph" style:parent-style-name="Text_20_body">
      <style:text-properties officeooo:rsid="005634af" officeooo:paragraph-rsid="005634af"/>
    </style:style>
    <style:style style:name="P3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fo:font-size="76pt" officeooo:rsid="004f7326" officeooo:paragraph-rsid="004f7326" style:font-size-asian="76pt" style:font-size-complex="76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fo:font-size="127pt" officeooo:rsid="004f7326" officeooo:paragraph-rsid="004f7326" style:font-size-asian="127pt" style:font-size-complex="127pt"/>
    </style:style>
    <style:style style:name="P43" style:family="paragraph" style:parent-style-name="Heading_20_1" style:list-style-name="">
      <style:text-properties style:font-name="Arial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Heading_20_1">
      <style:text-properties officeooo:rsid="0048a47c" officeooo:paragraph-rsid="0048a47c"/>
    </style:style>
    <style:style style:name="P45" style:family="paragraph" style:parent-style-name="Heading_20_1">
      <style:text-properties officeooo:rsid="00508c09" officeooo:paragraph-rsid="00508c09"/>
    </style:style>
    <style:style style:name="P46" style:family="paragraph" style:parent-style-name="Heading_20_2">
      <style:text-properties officeooo:rsid="0048a47c" officeooo:paragraph-rsid="0048a47c"/>
    </style:style>
    <style:style style:name="P47" style:family="paragraph" style:parent-style-name="Heading_20_2">
      <style:text-properties officeooo:rsid="00498bd4" officeooo:paragraph-rsid="00498bd4"/>
    </style:style>
    <style:style style:name="P48" style:family="paragraph" style:parent-style-name="Heading_20_2">
      <style:text-properties officeooo:rsid="00499682" officeooo:paragraph-rsid="00499682"/>
    </style:style>
    <style:style style:name="P49" style:family="paragraph" style:parent-style-name="Heading_20_2">
      <style:text-properties officeooo:rsid="0049cd97" officeooo:paragraph-rsid="0049cd97"/>
    </style:style>
    <style:style style:name="P50" style:family="paragraph" style:parent-style-name="Heading_20_2">
      <style:text-properties officeooo:rsid="004ea22d" officeooo:paragraph-rsid="004ea22d"/>
    </style:style>
    <style:style style:name="P51" style:family="paragraph" style:parent-style-name="Heading_20_2">
      <style:text-properties officeooo:rsid="0052be46" officeooo:paragraph-rsid="0052be46"/>
    </style:style>
    <style:style style:name="P52" style:family="paragraph" style:parent-style-name="Heading_20_2">
      <style:text-properties officeooo:rsid="00561ee5" officeooo:paragraph-rsid="00561ee5"/>
    </style:style>
    <style:style style:name="P53" style:family="paragraph" style:parent-style-name="Heading_20_2">
      <style:text-properties officeooo:rsid="005634af" officeooo:paragraph-rsid="005634af"/>
    </style:style>
    <style:style style:name="P54" style:family="paragraph" style:parent-style-name="Text_20_body" style:master-page-name="CTM_20__7c__20_Capa">
      <style:paragraph-properties fo:text-align="center" style:justify-single-word="false" style:page-number="auto"/>
    </style:style>
    <style:style style:name="P55" style:family="paragraph" style:parent-style-name="Text_20_body" style:list-style-name="L1">
      <style:text-properties officeooo:rsid="00508c09" officeooo:paragraph-rsid="00508c09"/>
    </style:style>
    <style:style style:name="P56" style:family="paragraph" style:parent-style-name="Text_20_body" style:list-style-name="L1">
      <style:text-properties officeooo:rsid="0052be46" officeooo:paragraph-rsid="0052be46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rsid="0052be46" officeooo:paragraph-rsid="0052be46"/>
    </style:style>
    <style:style style:name="P58" style:family="paragraph" style:parent-style-name="Text_20_body" style:list-style-name="L2">
      <style:text-properties officeooo:rsid="0052be46" officeooo:paragraph-rsid="0052be46"/>
    </style:style>
    <style:style style:name="P59" style:family="paragraph" style:parent-style-name="Text_20_body" style:list-style-name="L1">
      <style:text-properties officeooo:rsid="0051344f" officeooo:paragraph-rsid="0051344f"/>
    </style:style>
    <style:style style:name="P60" style:family="paragraph" style:parent-style-name="Text_20_body" style:list-style-name="L3">
      <style:text-properties officeooo:rsid="00562220" officeooo:paragraph-rsid="00562220"/>
    </style:style>
    <style:style style:name="P61" style:family="paragraph" style:parent-style-name="Text_20_body" style:list-style-name="L3">
      <style:text-properties officeooo:rsid="00562220" officeooo:paragraph-rsid="005634af"/>
    </style:style>
    <style:style style:name="P62" style:family="paragraph" style:parent-style-name="Text_20_body" style:list-style-name="L3">
      <style:text-properties officeooo:rsid="005634af" officeooo:paragraph-rsid="005634af"/>
    </style:style>
    <style:style style:name="P63" style:family="paragraph" style:parent-style-name="Text_20_body" style:list-style-name="L4">
      <style:text-properties officeooo:rsid="005634af" officeooo:paragraph-rsid="005634af"/>
    </style:style>
    <style:style style:name="P64" style:family="paragraph" style:parent-style-name="Text_20_body" style:list-style-name="L4">
      <style:text-properties officeooo:rsid="00566d5d" officeooo:paragraph-rsid="00566d5d"/>
    </style:style>
    <style:style style:name="P65" style:family="paragraph" style:parent-style-name="Text_20_body" style:list-style-name="L4">
      <style:text-properties officeooo:rsid="00591b4e" officeooo:paragraph-rsid="00591b4e"/>
    </style:style>
    <style:style style:name="P66" style:family="paragraph" style:parent-style-name="Text_20_body" style:list-style-name="L4">
      <style:text-properties officeooo:rsid="005a4554" officeooo:paragraph-rsid="005a4554"/>
    </style:style>
    <style:style style:name="P67" style:family="paragraph" style:parent-style-name="Text_20_body" style:list-style-name="L4">
      <style:text-properties officeooo:rsid="005c596e" officeooo:paragraph-rsid="005c596e"/>
    </style:style>
    <style:style style:name="P68" style:family="paragraph" style:parent-style-name="Text_20_body" style:list-style-name="L4">
      <style:text-properties officeooo:rsid="005e56b7" officeooo:paragraph-rsid="005c596e"/>
    </style:style>
    <style:style style:name="P69" style:family="paragraph" style:parent-style-name="Text_20_body" style:list-style-name="L4">
      <style:text-properties officeooo:rsid="005fcfaa" officeooo:paragraph-rsid="005fcfaa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style:font-name="Arial1" fo:language="pt" fo:country="BR" officeooo:rsid="003e3a67" fo:background-color="#ffff00" loext:char-shading-value="0"/>
    </style:style>
    <style:style style:name="T4" style:family="text">
      <style:text-properties style:font-name="Arial1" fo:font-size="10pt" fo:language="pt" fo:country="BR" officeooo:rsid="0043dda9"/>
    </style:style>
    <style:style style:name="T5" style:family="text">
      <style:text-properties style:font-name="Arial1" fo:font-size="10pt" fo:language="pt" fo:country="BR" officeooo:rsid="0043dda9" fo:background-color="#ffff00" loext:char-shading-value="0"/>
    </style:style>
    <style:style style:name="T6" style:family="text">
      <style:text-properties officeooo:rsid="001d0934" fo:background-color="transparent" loext:char-shading-value="0"/>
    </style:style>
    <style:style style:name="T7" style:family="text">
      <style:text-properties officeooo:rsid="0043dda9"/>
    </style:style>
    <style:style style:name="T8" style:family="text">
      <style:text-properties officeooo:rsid="0043dda9" fo:background-color="#ffff00" loext:char-shading-value="0"/>
    </style:style>
    <style:style style:name="T9" style:family="text">
      <style:text-properties officeooo:rsid="0048a47c"/>
    </style:style>
    <style:style style:name="T10" style:family="text">
      <style:text-properties officeooo:rsid="00498bd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99682"/>
    </style:style>
    <style:style style:name="T14" style:family="text">
      <style:text-properties officeooo:rsid="0049cd9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576e17"/>
    </style:style>
    <style:style style:name="T18" style:family="text">
      <style:text-properties officeooo:rsid="005ba59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7"><text:span text:style-name="T2">GASPAR</text:span>/SC<text:line-break/><text:span text:style-name="T3">[ MÊS ]</text:span><text:span text:style-name="T6"> </text:span><text:span text:style-name="T1">DE 2021</text:span></text:p>
      <text:p text:style-name="P40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4">[</text:span><text:span text:style-name="T5">NOME DA PROFESSORA</text:span><text:span text:style-name="T4">]</text:span> por exigência da disciplina <text:span text:style-name="T7">[</text:span><text:span text:style-name="T8">NOME DA DISCIPLINA</text:span><text:span text:style-name="T7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6"><text:bookmark-start text:name="__RefHeading___Toc76_29617380991"/><text:span text:style-name="T2">GASPAR</text:span>/SC<text:line-break/><text:span text:style-name="T3">[ MÊS ]</text:span><text:span text:style-name="T6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8">Sumário</text:p>
          </text:index-title>
          <text:p text:style-name="P36"><text:a xlink:type="simple" xlink:href="#__RefHeading___Toc78_2961738099" text:style-name="Index_20_Link" text:visited-style-name="Index_20_Link">Primeiro tópico principal<text:tab/>4</text:a></text:p>
          <text:p text:style-name="P37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43" text:outline-level="1"/>
      <text:p text:style-name="P39">E<text:span text:style-name="T9">U</text:span> NÃO TINHA DINHEIRO PARA COMER | ISRAEL SUBIRÁ</text:p>
      <text:list xml:id="list2948680628" text:style-name="Outline">
        <text:list-item>
          <text:h text:style-name="P44" text:outline-level="1">A distribuição dos papeis no casamento</text:h>
        </text:list-item>
      </text:list>
      <text:p text:style-name="P19"/>
      <text:p text:style-name="Text_20_body"><text:tab/>Papeis exclusivos vérsus alternancia dos papeis.</text:p>
      <text:p text:style-name="P18"/>
      <text:p text:style-name="P18">Os papeis nunca devem ser exclusivos, mas alternados.</text:p>
      <text:p text:style-name="P18"/>
      <text:list xml:id="list115034969132514" text:continue-numbering="true" text:style-name="Outline">
        <text:list-item>
          <text:list>
            <text:list-item>
              <text:h text:style-name="P46" text:outline-level="2">Relação homem X Mulher na bíblia sagrada <text:span text:style-name="T10">(Gn2:18)</text:span></text:h>
            </text:list-item>
          </text:list>
        </text:list-item>
      </text:list>
      <text:p text:style-name="P20">A mulher é auxiliadora – O que isso significa?</text:p>
      <text:p text:style-name="P20"/>
      <text:p text:style-name="P20">Auxiliar: Existem algumas tradoções e vertentes, mas na área de aconselhamento <text:span text:style-name="T11">é alguém que vai lhe tirar de uma situação que você não pode sair sozinho</text:span><text:span text:style-name="T12">.</text:span></text:p>
      <text:p text:style-name="P25"/>
      <text:p text:style-name="P25">Deus criou a mulher para tirar o homem do vazio existencial que ele vivia.</text:p>
      <text:list xml:id="list115033247637515" text:continue-numbering="true" text:style-name="Outline">
        <text:list-item>
          <text:list>
            <text:list-item>
              <text:h text:style-name="P47" text:outline-level="2">Três verdades comprimidas da criação – Gn. 1:26-27</text:h>
            </text:list-item>
          </text:list>
        </text:list-item>
      </text:list>
      <text:p text:style-name="P20">Ser criado é sexuado</text:p>
      <text:p text:style-name="P20">Ambos portam a imagem de Deus (1:27)</text:p>
      <text:p text:style-name="P20">Ambos recebem o mandato cultural (1:28)</text:p>
      <text:p text:style-name="P20"/>
      <text:list xml:id="list115034536633424" text:continue-numbering="true" text:style-name="Outline">
        <text:list-item>
          <text:list>
            <text:list-item>
              <text:h text:style-name="P47" text:outline-level="2">Havia uma harmonia na criação</text:h>
            </text:list-item>
          </text:list>
        </text:list-item>
      </text:list>
      <text:p text:style-name="P22">“<text:span text:style-name="T13">I was not insane!. Biblical forgiveness is indeed rigid like that. The bible is indeed right.”</text:span></text:p>
      <text:p text:style-name="P21">Casal deve buscar e a maturidade a ponto de confessar tentações.</text:p>
      <text:list xml:id="list115034990037713" text:continue-numbering="true" text:style-name="Outline">
        <text:list-item>
          <text:list>
            <text:list-item>
              <text:h text:style-name="P48" text:outline-level="2"><text:soft-page-break/>O homem dando nome a mulher – <text:span text:style-name="T14">Gn 2:23</text:span></text:h>
            </text:list-item>
          </text:list>
        </text:list-item>
      </text:list>
      <text:p text:style-name="P23">(ish e isha)</text:p>
      <text:p text:style-name="P23">Mesmo a mulher sendo tão diferente o homem a via sendo igual; São diferentes no corpo, mas iguais em valores e funções.</text:p>
      <text:p text:style-name="P23">A mulher após a queda deixa de ser companheira, para possuir uma função “mãe”.</text:p>
      <text:list xml:id="list115034846189427" text:continue-numbering="true" text:style-name="Outline">
        <text:list-item>
          <text:list>
            <text:list-item>
              <text:h text:style-name="P49" text:outline-level="2">Subjugação pós queda</text:h>
            </text:list-item>
          </text:list>
        </text:list-item>
      </text:list>
      <text:p text:style-name="P23">Adão havia dominado tudo até o momento, por certo com o pecado e desejo de ser grande, dominaria seu semelhante. Eva não é mais semelhante perante o homem, do ponto de vista do próprio homem (Gn 3:20)</text:p>
      <text:p text:style-name="P23"/>
      <text:p text:style-name="P23">“No pós queda o homem se relaciona a partir do reducionismo, o outro é definido pelo que faz e não pelo que é.”</text:p>
      <text:p text:style-name="P24"/>
      <text:p text:style-name="P24">“O que você é? Eu sou aquilo que penso e faço. Ou Ser humano”</text:p>
      <text:p text:style-name="P24"/>
      <text:p text:style-name="P26"># INTERVALO</text:p>
      <text:p text:style-name="P26"/>
      <text:list xml:id="list115033944911441" text:continue-numbering="true" text:style-name="Outline">
        <text:list-item>
          <text:list>
            <text:list-item>
              <text:h text:style-name="Heading_20_2" text:outline-level="2">A redenção – II Coríntios 5:17</text:h>
            </text:list-item>
          </text:list>
        </text:list-item>
      </text:list>
      <text:p text:style-name="P26">Em Jesus tudo se faz novo. Inclusive o padrão de relação homem e mulher. Jesus é o último Adão, este texto nos ensina que não precisamos mais viver nos padrão da queda a partir do advento de Jesus. Jesus interrompe Gênesis 3</text:p>
      <text:p text:style-name="P26"/>
      <text:p text:style-name="P26">Viver a ideia da subjugação da mulher é viver o modelo da queda.</text:p>
      <text:p text:style-name="P26"/>
      <text:p text:style-name="P28">Queremos dilatar os parabéns ao Senhor.</text:p>
      <text:list xml:id="list115033043066958" text:continue-numbering="true" text:style-name="Outline">
        <text:list-item>
          <text:list>
            <text:list-item>
              <text:h text:style-name="P50" text:outline-level="2"><text:soft-page-break/>A questão da submissão</text:h>
            </text:list-item>
          </text:list>
        </text:list-item>
      </text:list>
      <text:p text:style-name="P27">“Esposas, que cada uma de vocês se sujeite a seu próprio marido, como ao Senhor” (Efésios 5:22). Mas afinal o que é submissão?</text:p>
      <text:p text:style-name="P27">Submissão incondicional desde que sua integridade seja preservada;</text:p>
      <text:p text:style-name="P27"/>
      <text:p text:style-name="P27">“Submissão não tem a ver com escravidão, antes deve ser entendida dentro de um amor incondicional.</text:p>
      <text:p text:style-name="P27"/>
      <text:p text:style-name="P29">Maridos, sujeitai-vos as vossas mulheres! – Efésios 5:21</text:p>
      <text:p text:style-name="P29"/>
      <text:p text:style-name="P41">SUBMISSÃO</text:p>
      <text:p text:style-name="P42">MÚTUA</text:p>
      <text:p text:style-name="P29">Bom, uma dinâmica uma atividade, mental: Você quer saber quem é o lider da sua casa. <text:span text:style-name="T11">É aquele que mais serve</text:span>.</text:p>
      <text:p text:style-name="P29"/>
      <text:p text:style-name="P30">O casal deve ser uma unidade funcional de <text:span text:style-name="T11">Coliderança</text:span><text:span text:style-name="T12">.</text:span></text:p>
      <text:p text:style-name="P31">Tentação do Éden<text:span text:style-name="T12"> é exatamente a tentativa do conjuge em tornar o outro semelhante a si. Tentar fazer que o outro se torne a minha imagem e semelhança.</text:span></text:p>
      <text:list xml:id="list115035077984636" text:continue-numbering="true" text:style-name="Outline">
        <text:list-item>
          <text:h text:style-name="P45" text:outline-level="1"><text:soft-page-break/>Mitos do casamento – parte 1: conflito</text:h>
        </text:list-item>
      </text:list>
      <text:list xml:id="list3858942067" text:style-name="L1">
        <text:list-item>
          <text:p text:style-name="P55">Se duas pessoas se amam, não tem conflitos</text:p>
          <text:list>
            <text:list-header>
              <text:p text:style-name="P56">Não quer conflitos, tire a sua vida. – Jaiison</text:p>
            </text:list-header>
          </text:list>
        </text:list-item>
        <text:list-item>
          <text:p text:style-name="P59">O conflito é o número 1 do matrimônio</text:p>
          <text:list>
            <text:list-header>
              <text:p text:style-name="P59">Falta de comunicação. Diálogo.</text:p>
            </text:list-header>
          </text:list>
        </text:list-item>
        <text:list-item>
          <text:p text:style-name="P59">A felicidade é uma vida sem conflitos</text:p>
          <text:list>
            <text:list-header>
              <text:p text:style-name="P59">Levanta ou não levanta da cama? Jesus foi infeliz? Paulo foi infeliz? Nah.</text:p>
            </text:list-header>
          </text:list>
        </text:list-item>
        <text:list-item>
          <text:p text:style-name="P56">Duas pessoas espirituais não tem conflitos</text:p>
          <text:list>
            <text:list-header>
              <text:p text:style-name="P57">Pastor, estamos orando, consagramos e nos acertamos tão bem. Realmente acreditamos que fomos feitos uns para o outro. O quebra cabeça que se encaixará perfeitamente no casamento.</text:p>
            </text:list-header>
          </text:list>
        </text:list-item>
        <text:list-item>
          <text:p text:style-name="P56">Utopia do Lar</text:p>
          <text:list>
            <text:list-header>
              <text:p text:style-name="P56">Não existe família que viva o céu na terra diariamente em sua casa.</text:p>
            </text:list-header>
          </text:list>
        </text:list-item>
      </text:list>
      <text:p text:style-name="P33"/>
      <text:list xml:id="list115033555510155" text:continue-list="list115035077984636" text:style-name="Outline">
        <text:list-item>
          <text:list>
            <text:list-item>
              <text:h text:style-name="P51" text:outline-level="2">A origem dos conflitos</text:h>
            </text:list-item>
          </text:list>
        </text:list-item>
      </text:list>
      <text:list xml:id="list2327471949" text:style-name="L2">
        <text:list-item>
          <text:p text:style-name="P58">Intra-pessoais</text:p>
          <text:list>
            <text:list-header>
              <text:p text:style-name="P58">Você é o problema.</text:p>
            </text:list-header>
          </text:list>
        </text:list-item>
        <text:list-item>
          <text:p text:style-name="P58">Extra-pessoais</text:p>
          <text:list>
            <text:list-header>
              <text:p text:style-name="P58">O outro é o problema (também).</text:p>
            </text:list-header>
          </text:list>
        </text:list-item>
        <text:list-item>
          <text:p text:style-name="P58">Inter-pessoais</text:p>
          <text:list>
            <text:list-header>
              <text:p text:style-name="P58">Você consegue, perfeitamente se comunicar com aquele que está do seu lado? Nah.</text:p>
            </text:list-header>
          </text:list>
        </text:list-item>
      </text:list>
      <text:p text:style-name="P34">“Viver com os santos no céu é só glória, viver com este santo na terra é outra história.”</text:p>
      <text:list xml:id="list115033929916711" text:continue-list="list115033555510155" text:style-name="Outline">
        <text:list-item>
          <text:list>
            <text:list-item>
              <text:h text:style-name="P52" text:outline-level="2"><text:soft-page-break/>Estilos usuais no manejo dos conflitos</text:h>
            </text:list-item>
          </text:list>
        </text:list-item>
      </text:list>
      <text:list xml:id="list3462472084" text:style-name="L3">
        <text:list-item>
          <text:p text:style-name="P60">Fugir</text:p>
          <text:list>
            <text:list-header>
              <text:p text:style-name="P60">Colocar os problemas debaixo de uma pedra, atraindo bichos e mau cheiro</text:p>
            </text:list-header>
          </text:list>
        </text:list-item>
        <text:list-item>
          <text:p text:style-name="P61">Ceder</text:p>
          <text:list>
            <text:list-header>
              <text:p text:style-name="P61">Você têm razão. Tá tudo certo. Tá tudo resolvido. Dogão ou nachos?</text:p>
            </text:list-header>
          </text:list>
        </text:list-item>
        <text:list-item>
          <text:p text:style-name="P62">Meio termo</text:p>
          <text:list>
            <text:list-header>
              <text:p text:style-name="P62">Um sempre acha que está sempre sendo injustiçado. Cedendo mais.</text:p>
            </text:list-header>
          </text:list>
        </text:list-item>
        <text:list-item>
          <text:p text:style-name="P62">Coexistir</text:p>
          <text:list>
            <text:list-header>
              <text:p text:style-name="P62">Síndrome de Gabriela: Uma vez Gabriela, sempre Gabriela.<text:line-break/><text:span text:style-name="T15">Ninguém tem que ficar aceitando o mau cheiro emocional do outro, ninguém tem que aprender a me aceitar assim, sou eu que preciso mudar</text:span><text:span text:style-name="T16">.</text:span></text:p>
            </text:list-header>
          </text:list>
        </text:list-item>
        <text:list-item>
          <text:p text:style-name="P62">Criar uma nova possibilidade.</text:p>
          <text:list>
            <text:list-header>
              <text:p text:style-name="P62">Trabalhar juntos, criar algo novo</text:p>
            </text:list-header>
          </text:list>
        </text:list-item>
      </text:list>
      <text:p text:style-name="P35">Medo, traumas, ou desistência?</text:p>
      <text:list xml:id="list115033364814472" text:continue-list="list115033929916711" text:style-name="Outline">
        <text:list-item>
          <text:list>
            <text:list-item>
              <text:h text:style-name="P53" text:outline-level="2">normas para lidar com os conflitos</text:h>
            </text:list-item>
          </text:list>
        </text:list-item>
      </text:list>
      <text:p text:style-name="P35">Dicas importantes para os casais – Parte 02, Intimidade</text:p>
      <text:list xml:id="list3330881357" text:style-name="L4">
        <text:list-item>
          <text:p text:style-name="P63">Oportunidade</text:p>
          <text:list>
            <text:list-header>
              <text:p text:style-name="P63">Não olhe para o conflito como monstra, mas como a oportunidade de resolver uma situação. Protelamos problemas, porque não olhamos com olhos de resolução.</text:p>
            </text:list-header>
          </text:list>
        </text:list-item>
        <text:list-item>
          <text:p text:style-name="P64">Identificação</text:p>
          <text:list>
            <text:list-header>
              <text:p text:style-name="P64">Identifique o problema e trate esse problema. Uma coisa de cada vez.</text:p>
            </text:list-header>
          </text:list>
        </text:list-item>
        <text:list-item>
          <text:p text:style-name="P64">Expresse seus sentimentos, mas lembre-se, você é responsável por eles.</text:p>
          <text:list>
            <text:list-header>
              <text:p text:style-name="P64"><text:soft-page-break/>É interessante expressar sentimentos. Agora, existem formas de expressar. Você me deixa com muita raiva. Ninguém coloca raiva dentro de você.<text:line-break/>“Eu não tenho controle sobre o que você faz, mas devo ter controle sobre minhas emoções e reações com relação às suas atitudes.”<text:line-break/>Você não consegue me deixar irritado.<text:line-break/><text:span text:style-name="T17">Eu sou o problema.</text:span></text:p>
            </text:list-header>
          </text:list>
        </text:list-item>
        <text:list-item>
          <text:p text:style-name="P65">Escute seu conjuge</text:p>
          <text:list>
            <text:list-item>
              <text:p text:style-name="P65">Seletivo</text:p>
              <text:list>
                <text:list-header>
                  <text:p text:style-name="P66">Apenas o que quero ouvir.</text:p>
                </text:list-header>
              </text:list>
            </text:list-item>
            <text:list-item>
              <text:p text:style-name="P65">Empático</text:p>
              <text:list>
                <text:list-header>
                  <text:p text:style-name="P67">Perceber o que o outro está falando</text:p>
                </text:list-header>
              </text:list>
            </text:list-item>
          </text:list>
        </text:list-item>
        <text:list-item>
          <text:p text:style-name="P68">Propor soluções alcançaveis</text:p>
        </text:list-item>
        <text:list-item>
          <text:p text:style-name="P69">Prepare-se para novos conflitos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8:48:44.250476552</meta:creation-date>
    <dc:title>CTM</dc:title>
    <meta:editing-duration>PT43M17S</meta:editing-duration>
    <meta:editing-cycles>19</meta:editing-cycles>
    <meta:generator>LibreOffice/6.4.7.2$Linux_X86_64 LibreOffice_project/40$Build-2</meta:generator>
    <dc:date>2021-11-17T11:50:32.022446029</dc:date>
    <meta:document-statistic meta:table-count="0" meta:image-count="5" meta:object-count="0" meta:page-count="9" meta:paragraph-count="98" meta:word-count="919" meta:character-count="5287" meta:non-whitespace-character-count="4477"/>
    <meta:template xlink:type="simple" xlink:actuate="onRequest" xlink:title="CTM" xlink:href="../../../../../Templates/CTM.ott" meta:date="2021-11-17T08:48:43.401661335"/>
  </office:meta>
</office:document-meta>
</file>